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h text:style-name="Heading_20_1" text:outline-level="1"><text:bookmark-start text:name="header-n27"/>ABO-bu.ch is licensed under the EUPL-1.2-or-later terms<text:bookmark-end text:name="header-n27"/></text:h>
      <text:p text:style-name="First_20_paragraph">Introduction to the EUPL licence -- https://joinup.ec.europa.eu/collection/eupl/introduction-eupl-licence</text:p>
      <text:h text:style-name="Heading_20_2" text:outline-level="2"><text:bookmark-start text:name="header-n31"/>Text of the European Union Public Licence (EUPL)<text:bookmark-end text:name="header-n31"/></text:h>
      <text:p text:style-name="First_20_paragraph">Version 1.2, published in Official Journal of 19 May 2017 and available in 23 official languages of the European Union (SPDX identifier EUPL-1.2).</text:p>
      <text:p text:style-name="Text_20_body">Recommended licensing terms: "Licensed under the EUPL-1.2-or-later"</text:p>
      <text:p text:style-name="Text_20_body">All the official versions of the European Union Public Licence (EUPL-1.2), the preamble written for v 1.0, explaining the purpose of this Free/Open Source Software Licence, together with links to further information on the licence are available on the JOINUP portal: https://joinup.ec.europa.eu/collection/eupl</text:p>
      <text:list text:style-name="L1">
        <text:list-item>
          <text:p text:style-name="P1">EU Public License version 1.2: https://joinup.ec.europa.eu/collection/eupl/eupl-text-eupl-12</text:p>
        </text:list-item>
      </text:list>
      <text:p text:style-name="First_20_paragraph"/>
      <text:h text:style-name="Heading_20_2" text:outline-level="2"><text:bookmark-start text:name="header-n39"/>Guidelines for users and developers<text:bookmark-end text:name="header-n39"/></text:h>
      <text:p text:style-name="First_20_paragraph">Multilingual guidelines for users and developers.</text:p>
      <text:p text:style-name="Text_20_body">The guides are written for EUPL v1.1 -- for the EUPL v1.2 (2017), provide "1.1" is replaced by "1.2" and the extended list of compatible licences (EUPL v1.2 appendix) is considered. </text:p>
      <text:list text:style-name="L2">
        <text:list-item>
          <text:p text:style-name="P2">Guidelines in 22 languages: https://joinup.ec.europa.eu/collection/eupl/guidelines-users-and-developers</text:p>
        </text:list-item>
      </text:list>
      <text:p text:style-name="First_20_paragraph"/>
      <text:h text:style-name="Heading_20_2" text:outline-level="2"><text:bookmark-start text:name="header-n46"/>Matrix of EUPL compatible open source licences<text:bookmark-end text:name="header-n46"/></text:h>
      <text:p text:style-name="First_20_paragraph">A global compatibility matrix between all OSI-approved licenses and the EUPL (July 2011 - last updated 2017)</text:p>
      <text:list text:style-name="L3">
        <text:list-item>
          <text:p text:style-name="P3">OSS compatibility matrix: https://joinup.ec.europa.eu/collection/eupl/matrix-eupl-compatible-open-source-licences</text:p>
        </text:list-item>
      </text:list>
      <text:p text:style-name="First_20_paragraph"/>
      <text:p text:style-name="P4">©️ K42.Ventures OÜ | VATIN:EE102161232 | terms@EUPL-1.2.joinup.ec.europa.e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/>
    <dc:description/>
    <dc:subject/>
    <meta:keyword/>
    <meta:initial-creator/>
    <dc:creator/>
    <meta:creation-date>2020-03-22T17:31:32Z</meta:creation-date>
    <dc:date>2020-03-22T17:31:32Z</dc:date>
  </office:meta>
</office:document-meta>
</file>